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4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5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6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7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1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6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17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8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1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36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1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3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4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9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2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3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54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55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9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3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64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65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9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73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7be38" officeooo:paragraph-rsid="0037be38" style:text-blinking="false" fo:background-color="transparent" style:font-size-asian="12pt" style:font-size-complex="12pt"/>
    </style:style>
    <style:style style:name="P7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7be38" style:text-blinking="false" fo:background-color="transparent" style:font-size-asian="12pt" style:font-size-complex="12pt"/>
    </style:style>
    <style:style style:name="P77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1a03f" style:text-blinking="false" fo:background-color="transparent" style:font-size-asian="12pt" style:font-size-complex="12pt"/>
    </style:style>
    <style:style style:name="P79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14ea8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14ea8" fo:background-color="transparent" style:font-size-asian="12pt" style:font-size-complex="12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84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85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8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8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89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0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9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9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98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9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0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1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0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5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0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0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0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0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1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1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15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1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19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0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1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5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2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2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1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32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4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4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4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4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5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5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5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5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5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5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6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6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6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6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6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6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6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7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7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78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7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8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8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8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8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19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19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0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0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1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1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1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1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1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2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2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2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2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2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3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7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3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4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4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4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T1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2" style:family="text">
      <style:text-properties officeooo:rsid="00303850"/>
    </style:style>
    <style:style style:name="T3" style:family="text">
      <style:text-properties officeooo:rsid="003013a3"/>
    </style:style>
    <style:style style:name="T4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5" style:family="text">
      <style:text-properties officeooo:rsid="0007fc53"/>
    </style:style>
    <style:style style:name="T6" style:family="text">
      <style:text-properties officeooo:rsid="000847a5"/>
    </style:style>
    <style:style style:name="T7" style:family="text">
      <style:text-properties officeooo:rsid="003ea26c"/>
    </style:style>
    <style:style style:name="T8" style:family="text">
      <style:text-properties officeooo:rsid="002e49a9"/>
    </style:style>
    <style:style style:name="T9" style:family="text">
      <style:text-properties officeooo:rsid="00100217"/>
    </style:style>
    <style:style style:name="T10" style:family="text">
      <style:text-properties officeooo:rsid="0008d6e8"/>
    </style:style>
    <style:style style:name="T11" style:family="text">
      <style:text-properties officeooo:rsid="0036d582"/>
    </style:style>
    <style:style style:name="T12" style:family="text">
      <style:text-properties officeooo:rsid="000ace58"/>
    </style:style>
    <style:style style:name="T13" style:family="text">
      <style:text-properties officeooo:rsid="000cbe71"/>
    </style:style>
    <style:style style:name="T14" style:family="text">
      <style:text-properties officeooo:rsid="000eb539"/>
    </style:style>
    <style:style style:name="T15" style:family="text">
      <style:text-properties officeooo:rsid="0011a03f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18" style:family="text">
      <style:text-properties officeooo:rsid="001d3120"/>
    </style:style>
    <style:style style:name="T19" style:family="text">
      <style:text-properties officeooo:rsid="00190017"/>
    </style:style>
    <style:style style:name="T20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1" style:family="text">
      <style:text-properties style:font-size-asian="12pt" style:font-size-complex="12pt"/>
    </style:style>
    <style:style style:name="T22" style:family="text">
      <style:text-properties fo:font-family="'Droid Sans Mono', monospace, monospace" fo:font-size="10.5pt"/>
    </style:style>
    <style:style style:name="T23" style:family="text">
      <style:text-properties officeooo:rsid="001c4292"/>
    </style:style>
    <style:style style:name="T24" style:family="text">
      <style:text-properties officeooo:rsid="00397577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0" style:family="text">
      <style:text-properties officeooo:rsid="001ba3a9"/>
    </style:style>
    <style:style style:name="T31" style:family="text">
      <style:text-properties officeooo:rsid="001e4947"/>
    </style:style>
    <style:style style:name="T32" style:family="text">
      <style:text-properties officeooo:rsid="00204f74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6" style:family="text">
      <style:text-properties fo:font-family="'Droid Sans Mono', monospace, monospace" fo:font-size="10.5pt" officeooo:rsid="00238a55"/>
    </style:style>
    <style:style style:name="T37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38" style:family="text">
      <style:text-properties officeooo:rsid="0039d5f2"/>
    </style:style>
    <style:style style:name="T39" style:family="text">
      <style:text-properties style:use-window-font-color="true" loext:opacity="0%" fo:font-family="'Droid Sans Mono', monospace, monospace" fo:font-size="10.5pt" officeooo:rsid="0040d9ae"/>
    </style:style>
    <style:style style:name="T4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1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2" style:family="text">
      <style:text-properties officeooo:rsid="0026ee28"/>
    </style:style>
    <style:style style:name="T43" style:family="text">
      <style:text-properties officeooo:rsid="00284576"/>
    </style:style>
    <style:style style:name="T44" style:family="text">
      <style:text-properties officeooo:rsid="00293f99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47" style:family="text">
      <style:text-properties fo:color="#000000" loext:opacity="100%" officeooo:rsid="00293f99"/>
    </style:style>
    <style:style style:name="T48" style:family="text">
      <style:text-properties officeooo:rsid="003fe166"/>
    </style:style>
    <style:style style:name="T49" style:family="text">
      <style:text-properties officeooo:rsid="002af585"/>
    </style:style>
    <style:style style:name="T50" style:family="text">
      <style:text-properties fo:color="#000000" loext:opacity="100%" officeooo:rsid="002af585"/>
    </style:style>
    <style:style style:name="T51" style:family="text">
      <style:text-properties fo:color="#000000" loext:opacity="100%" officeooo:rsid="003fe166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cf44289e-7fff-f5e7-ae53-7aa904d060b0"/><text:span text:style-name="T1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2">Sistema: sistema de prestamos</text:p>
          </table:table-cell>
          <table:table-cell table:style-name="Table1.A1" table:number-columns-spanned="4" office:value-type="string">
            <text:p text:style-name="P2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</table:table-row>
        <table:table-row>
          <table:table-cell table:style-name="Table1.A1" table:number-columns-spanned="3" office:value-type="string">
            <text:p text:style-name="P2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2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2">Actor: usuario</text:p>
          </table:table-cell>
          <table:covered-table-cell/>
          <table:table-cell table:style-name="Table1.A1" table:number-columns-spanned="4" office:value-type="string">
            <text:p text:style-name="P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Descripción:</text:p>
            <text:p text:style-name="P2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re-condiciones:</text:p>
            <text:p text:style-name="P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>Post-condiciones: </text:p>
            <text:p text:style-name="P2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Pasos realizados  (ruta principal):</text:p>
            <text:list text:style-name="L1">
              <text:list-item>
                <text:p text:style-name="P4">apartado prestatario</text:p>
              </text:list-item>
              <text:list-item>
                <text:p text:style-name="P4">presionar alta prestatario</text:p>
              </text:list-item>
              <text:list-item>
                <text:p text:style-name="P4">sistema muestra el formulario</text:p>
              </text:list-item>
              <text:list-item>
                <text:p text:style-name="P4">completar formulario</text:p>
              </text:list-item>
              <text:list-item>
                <text:p text:style-name="P4">confirmar formulario</text:p>
              </text:list-item>
              <text:list-item>
                <text:p text:style-name="P4">valida<text:span text:style-name="T2">r</text:span> datos</text:p>
                <text:list>
                  <text:list-item>
                    <text:p text:style-name="P5">datos inválidos</text:p>
                  </text:list-item>
                  <text:list-item>
                    <text:p text:style-name="P5">informa<text:span text:style-name="T3">r</text:span> error</text:p>
                  </text:list-item>
                  <text:list-item>
                    <text:p text:style-name="P6">volver al formulario</text:p>
                  </text:list-item>
                </text:list>
              </text:list-item>
              <text:list-item>
                <text:p text:style-name="P7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8">Información para los pasos:</text:p>
            <text:p text:style-name="P9"><text:span text:style-name="T4">4.</text:span>nombre<text:span text:style-name="T4">, </text:span>apellido<text:span text:style-name="T4">, </text:span>dni<text:span text:style-name="T4">, </text:span>direccion<text:span text:style-name="T4">, </text:span>telefono<text:span text:style-name="T4">, </text:span>email<text:span text:style-name="T4">, fecha_alta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><text:line-break/></text:p>
      <text:p text:style-name="P11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2">Sistema: sistema de prestamos</text:p>
          </table:table-cell>
          <table:table-cell table:style-name="Table2.A1" table:number-columns-spanned="4" office:value-type="string">
            <text:p text:style-name="P12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3"/>
          </table:table-cell>
        </table:table-row>
        <table:table-row>
          <table:table-cell table:style-name="Table2.A1" table:number-columns-spanned="3" office:value-type="string">
            <text:p text:style-name="P12">Nombre caso de uso: <text:span text:style-name="T5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2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2">Actor: usuario</text:p>
          </table:table-cell>
          <table:covered-table-cell/>
          <table:table-cell table:style-name="Table2.A1" table:number-columns-spanned="4" office:value-type="string">
            <text:p text:style-name="P1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Descripción:</text:p>
            <text:p text:style-name="P12"><text:span text:style-name="T6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re-condiciones:</text:p>
            <text:p text:style-name="P12">estar logueado como usuario</text:p>
            <text:p text:style-name="P14">prestatario existente <text:span text:style-name="T7">en la base de datos</text:span></text:p>
            <text:p text:style-name="P1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2">Post-condiciones: </text:p>
            <text:p text:style-name="P12">se da de <text:span text:style-name="T9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2">Pasos realizados  (ruta principal):</text:p>
            <text:list text:style-name="L2">
              <text:list-item>
                <text:p text:style-name="P15">apartado prestatario</text:p>
              </text:list-item>
              <text:list-item>
                <text:p text:style-name="P15">presionar listar prestatario</text:p>
              </text:list-item>
              <text:list-item>
                <text:p text:style-name="P16">recuperar prestatarios</text:p>
                <text:list>
                  <text:list-item>
                    <text:p text:style-name="P17">lista vacia</text:p>
                  </text:list-item>
                  <text:list-item>
                    <text:p text:style-name="P17">informar lista vacia</text:p>
                  </text:list-item>
                </text:list>
              </text:list-item>
              <text:list-item>
                <text:p text:style-name="P15">sistema muestra listado de prestatarios</text:p>
              </text:list-item>
              <text:list-item>
                <text:p text:style-name="P15">presionar botón baja de un prestatario</text:p>
              </text:list-item>
              <text:list-item>
                <text:p text:style-name="P15">validar que no haya prestamos asociados</text:p>
                <text:list>
                  <text:list-item>
                    <text:p text:style-name="P18">existen prestamos asocidados</text:p>
                  </text:list-item>
                  <text:list-item>
                    <text:p text:style-name="P18">informar error</text:p>
                  </text:list-item>
                </text:list>
              </text:list-item>
              <text:list-item>
                <text:p text:style-name="P15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19">Información para los pasos:</text:p>
            <text:p text:style-name="P9"><text:span text:style-name="T4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0"/>
      <text:p text:style-name="P21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2">Sistema: sistema de prestamos</text:p>
          </table:table-cell>
          <table:table-cell table:style-name="Table3.A1" table:number-columns-spanned="4" office:value-type="string">
            <text:p text:style-name="P22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3"/>
          </table:table-cell>
        </table:table-row>
        <table:table-row>
          <table:table-cell table:style-name="Table3.A1" table:number-columns-spanned="3" office:value-type="string">
            <text:p text:style-name="P22">Nombre caso de uso: <text:span text:style-name="T10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2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2">Actor: usuario</text:p>
          </table:table-cell>
          <table:covered-table-cell/>
          <table:table-cell table:style-name="Table3.A1" table:number-columns-spanned="4" office:value-type="string">
            <text:p text:style-name="P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Descripción:</text:p>
            <text:p text:style-name="P22"><text:span text:style-name="T10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re-condiciones:</text:p>
            <text:p text:style-name="P22">estar logueado como usuario</text:p>
            <text:p text:style-name="P24">prestatario existente<text:span text:style-name="T8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2">Post-condiciones: </text:p>
            <text:p text:style-name="P22">se <text:span text:style-name="T9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2">Pasos realizados  (ruta principal):</text:p>
            <text:list text:style-name="L3">
              <text:list-item>
                <text:p text:style-name="P25">apartado prestatario</text:p>
              </text:list-item>
              <text:list-item>
                <text:p text:style-name="P25">presionar <text:span text:style-name="T5">listar</text:span> prestatario<text:span text:style-name="T11">s</text:span></text:p>
              </text:list-item>
              <text:list-item>
                <text:p text:style-name="P26">recuperar prestatarios</text:p>
                <text:list>
                  <text:list-item>
                    <text:p text:style-name="P27">lista vacia</text:p>
                  </text:list-item>
                  <text:list-item>
                    <text:p text:style-name="P27">inforamar lista vacia</text:p>
                  </text:list-item>
                </text:list>
              </text:list-item>
              <text:list-item>
                <text:p text:style-name="P25">sistema muestra <text:span text:style-name="T5">listado de prestatarios</text:span></text:p>
              </text:list-item>
              <text:list-item>
                <text:p text:style-name="P28">presionar botón <text:span text:style-name="T10">modificar</text:span> de un prestatario</text:p>
              </text:list-item>
              <text:list-item>
                <text:p text:style-name="P29">recuperar datos del prestatario</text:p>
              </text:list-item>
              <text:list-item>
                <text:p text:style-name="P30">mostrar formulario de modificación <text:span text:style-name="T12">con los datos</text:span></text:p>
              </text:list-item>
              <text:list-item>
                <text:p text:style-name="P30"><text:span text:style-name="T12">modificar</text:span> formulario</text:p>
              </text:list-item>
              <text:list-item>
                <text:p text:style-name="P30">confirmar formulario</text:p>
              </text:list-item>
              <text:list-item>
                <text:p text:style-name="P31">validar datos</text:p>
                <text:list>
                  <text:list-item>
                    <text:p text:style-name="P31">datos invalidos</text:p>
                  </text:list-item>
                  <text:list-item>
                    <text:p text:style-name="P31">infromar error</text:p>
                  </text:list-item>
                  <text:list-item>
                    <text:p text:style-name="P31">volver al formulario</text:p>
                  </text:list-item>
                </text:list>
              </text:list-item>
              <text:list-item>
                <text:p text:style-name="P32"><text:span text:style-name="T10">modificar </text:span><text:span text:style-name="T12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3">Información para los pasos:</text:p>
            <text:p text:style-name="P34">8.nombre, apellido, dni, direccion, telefono, email, fecha_alta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line-break/></text:p>
      <text:p text:style-name="P36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37">Sistema: sistema de prestamos</text:p>
          </table:table-cell>
          <table:table-cell table:style-name="Table4.A1" table:number-columns-spanned="4" office:value-type="string">
            <text:p text:style-name="P37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38"/>
          </table:table-cell>
        </table:table-row>
        <table:table-row>
          <table:table-cell table:style-name="Table4.A1" table:number-columns-spanned="3" office:value-type="string">
            <text:p text:style-name="P37">Nombre caso de uso: <text:span text:style-name="T13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37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37">Actor: usuario</text:p>
          </table:table-cell>
          <table:covered-table-cell/>
          <table:table-cell table:style-name="Table4.A1" table:number-columns-spanned="4" office:value-type="string">
            <text:p text:style-name="P3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Descripción:</text:p>
            <text:p text:style-name="P39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re-condiciones:</text:p>
            <text:p text:style-name="P37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37">Post-condiciones: </text:p>
            <text:p text:style-name="P37">se <text:span text:style-name="T9">muestra lista de </text:span>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37">Pasos realizados  (ruta principal):</text:p>
            <text:list text:style-name="L4">
              <text:list-item>
                <text:p text:style-name="P41">apartado prestatario</text:p>
              </text:list-item>
              <text:list-item>
                <text:p text:style-name="P41">presionar <text:span text:style-name="T5">listar</text:span> prestatario <text:span text:style-name="T13">por id</text:span></text:p>
              </text:list-item>
              <text:list-item>
                <text:p text:style-name="P42">mostrar formulario</text:p>
              </text:list-item>
              <text:list-item>
                <text:p text:style-name="P42">ingresar id</text:p>
              </text:list-item>
              <text:list-item>
                <text:p text:style-name="P43">confirmar formulario</text:p>
              </text:list-item>
              <text:list-item>
                <text:p text:style-name="P44">validar datos</text:p>
                <text:list>
                  <text:list-item>
                    <text:p text:style-name="P44">datos invalidos</text:p>
                  </text:list-item>
                  <text:list-item>
                    <text:p text:style-name="P44">informar error</text:p>
                  </text:list-item>
                  <text:list-item>
                    <text:p text:style-name="P44">volver al formulario</text:p>
                  </text:list-item>
                </text:list>
              </text:list-item>
              <text:list-item>
                <text:p text:style-name="P42">recuperar listado de prestatario que coincida</text:p>
                <text:list>
                  <text:list-item>
                    <text:p text:style-name="P45">li<text:span text:style-name="T2">s</text:span>ta vacia</text:p>
                  </text:list-item>
                  <text:list-item>
                    <text:p text:style-name="P45">informar lista vacia</text:p>
                  </text:list-item>
                </text:list>
              </text:list-item>
              <text:list-item>
                <text:p text:style-name="P42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46">Información para los pasos:</text:p>
            <text:p text:style-name="P47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3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8"/>
      <text:p text:style-name="P49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0">Sistema: sistema de prestamos</text:p>
          </table:table-cell>
          <table:table-cell table:style-name="Table5.A1" table:number-columns-spanned="4" office:value-type="string">
            <text:p text:style-name="P50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1"/>
          </table:table-cell>
        </table:table-row>
        <table:table-row>
          <table:table-cell table:style-name="Table5.A1" table:number-columns-spanned="3" office:value-type="string">
            <text:p text:style-name="P50">Nombre caso de uso: <text:span text:style-name="T13">listar prestatario por </text:span><text:span text:style-name="T14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0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0">Actor: usuario</text:p>
          </table:table-cell>
          <table:covered-table-cell/>
          <table:table-cell table:style-name="Table5.A1" table:number-columns-spanned="4" office:value-type="string">
            <text:p text:style-name="P5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Descripción:</text:p>
            <text:p text:style-name="P50"><text:span text:style-name="T13">listar prestatario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re-condiciones:</text:p>
            <text:p text:style-name="P5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0">Post-condiciones: </text:p>
            <text:p text:style-name="P5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0">Pasos realizados  (ruta principal):</text:p>
            <text:list text:style-name="L5">
              <text:list-item>
                <text:p text:style-name="P52">apartado prestatario</text:p>
              </text:list-item>
              <text:list-item>
                <text:p text:style-name="P52">presionar <text:span text:style-name="T5">listar</text:span> prestatario <text:span text:style-name="T13">por </text:span><text:span text:style-name="T15">dni</text:span></text:p>
              </text:list-item>
              <text:list-item>
                <text:p text:style-name="P53">mostrar formulario</text:p>
              </text:list-item>
              <text:list-item>
                <text:p text:style-name="P53">ingresar <text:span text:style-name="T14">dni</text:span></text:p>
              </text:list-item>
              <text:list-item>
                <text:p text:style-name="P54">confirmar formulario</text:p>
              </text:list-item>
              <text:list-item>
                <text:p text:style-name="P55">validar datos</text:p>
                <text:list>
                  <text:list-item>
                    <text:p text:style-name="P55">datos invalidos</text:p>
                  </text:list-item>
                  <text:list-item>
                    <text:p text:style-name="P55">informar error</text:p>
                  </text:list-item>
                  <text:list-item>
                    <text:p text:style-name="P55">volver al formulario</text:p>
                  </text:list-item>
                </text:list>
              </text:list-item>
              <text:list-item>
                <text:p text:style-name="P53">recuperar listado de prestatario que coincida</text:p>
                <text:list>
                  <text:list-item>
                    <text:p text:style-name="P55">lista vacia</text:p>
                  </text:list-item>
                  <text:list-item>
                    <text:p text:style-name="P55">informar lista vacia</text:p>
                  </text:list-item>
                </text:list>
              </text:list-item>
              <text:list-item>
                <text:p text:style-name="P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56">Información para los pasos:</text:p>
            <text:p text:style-name="P57"><text:span text:style-name="T4">4. </text:span><text:span text:style-name="T16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8"/>
      <text:p text:style-name="P59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0">Sistema: sistema de prestamos</text:p>
          </table:table-cell>
          <table:table-cell table:style-name="Table6.A1" table:number-columns-spanned="4" office:value-type="string">
            <text:p text:style-name="P60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1"/>
          </table:table-cell>
        </table:table-row>
        <table:table-row>
          <table:table-cell table:style-name="Table6.A1" table:number-columns-spanned="3" office:value-type="string">
            <text:p text:style-name="P60">Nombre caso de uso: <text:span text:style-name="T13">listar prestatario por </text:span><text:span text:style-name="T9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0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0">Actor: usuario</text:p>
          </table:table-cell>
          <table:covered-table-cell/>
          <table:table-cell table:style-name="Table6.A1" table:number-columns-spanned="4" office:value-type="string">
            <text:p text:style-name="P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Descripción:</text:p>
            <text:p text:style-name="P60"><text:span text:style-name="T13">listar prestatario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re-condiciones:</text:p>
            <text:p text:style-name="P60">estar logueado como usuario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0">Post-condiciones: </text:p>
            <text:p text:style-name="P6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0">Pasos realizados  (ruta principal):</text:p>
            <text:list text:style-name="L6">
              <text:list-item>
                <text:p text:style-name="P62">apartado prestatario</text:p>
              </text:list-item>
              <text:list-item>
                <text:p text:style-name="P62">presionar <text:span text:style-name="T5">listar</text:span> prestatario <text:span text:style-name="T13">por </text:span><text:span text:style-name="T15">nombre y apellido</text:span></text:p>
              </text:list-item>
              <text:list-item>
                <text:p text:style-name="P63">mostrar formulario</text:p>
              </text:list-item>
              <text:list-item>
                <text:p text:style-name="P63">ingresar <text:span text:style-name="T9">nombre y apellido</text:span></text:p>
              </text:list-item>
              <text:list-item>
                <text:p text:style-name="P64">confirmar formulario</text:p>
              </text:list-item>
              <text:list-item>
                <text:p text:style-name="P65">validar datos</text:p>
                <text:list>
                  <text:list-item>
                    <text:p text:style-name="P65">datos invalidos</text:p>
                  </text:list-item>
                  <text:list-item>
                    <text:p text:style-name="P65">informar error</text:p>
                  </text:list-item>
                  <text:list-item>
                    <text:p text:style-name="P65">volver al formulario</text:p>
                  </text:list-item>
                </text:list>
              </text:list-item>
              <text:list-item>
                <text:p text:style-name="P63">recuperar listado de prestatario que coincida</text:p>
                <text:list>
                  <text:list-item>
                    <text:p text:style-name="P65">lista vacia</text:p>
                  </text:list-item>
                  <text:list-item>
                    <text:p text:style-name="P65">informar lista vacia</text:p>
                  </text:list-item>
                </text:list>
              </text:list-item>
              <text:list-item>
                <text:p text:style-name="P6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66">Información para los pasos:</text:p>
            <text:p text:style-name="P67"><text:span text:style-name="T4">4. </text:span><text:span text:style-name="T17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8"/>
      <text:p text:style-name="P69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0">Sistema: sistema de prestamos</text:p>
          </table:table-cell>
          <table:table-cell table:style-name="Table7.A1" table:number-columns-spanned="4" office:value-type="string">
            <text:p text:style-name="P70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1"/>
          </table:table-cell>
        </table:table-row>
        <table:table-row>
          <table:table-cell table:style-name="Table7.A1" table:number-columns-spanned="3" office:value-type="string">
            <text:p text:style-name="P70">Nombre caso de uso: <text:span text:style-name="T13">listar prestatario por </text:span><text:span text:style-name="T15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0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0">Actor: usuario</text:p>
          </table:table-cell>
          <table:covered-table-cell/>
          <table:table-cell table:style-name="Table7.A1" table:number-columns-spanned="4" office:value-type="string">
            <text:p text:style-name="P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Descripción:</text:p>
            <text:p text:style-name="P70"><text:span text:style-name="T13">listar prestatario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re-condiciones:</text:p>
            <text:p text:style-name="P70">estar logueado como usuario</text:p>
            <text:p text:style-name="P72">préstamo existente en la base de datos</text:p>
            <text:p text:style-name="P40">prestatario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0">Post-condiciones: </text:p>
            <text:p text:style-name="P70">se <text:span text:style-name="T9">muestra lista de</text:span> prestatario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73">Pasos realizados  (ruta principal):</text:p>
              </text:list-header>
              <text:list-item>
                <text:p text:style-name="P74">apartado prestatario</text:p>
              </text:list-item>
              <text:list-item>
                <text:p text:style-name="P74">presionar <text:span text:style-name="T5">listar</text:span> prestatario <text:span text:style-name="T13">por </text:span><text:span text:style-name="T15">préstamo</text:span></text:p>
              </text:list-item>
              <text:list-item>
                <text:p text:style-name="P75">recuperar prestamos</text:p>
                <text:list>
                  <text:list-item>
                    <text:p text:style-name="P76">lista vacia</text:p>
                  </text:list-item>
                  <text:list-item>
                    <text:p text:style-name="P76">informar lista vacia</text:p>
                  </text:list-item>
                </text:list>
              </text:list-item>
              <text:list-item>
                <text:p text:style-name="P77">mostrar <text:span text:style-name="T15">listado de prestamos</text:span></text:p>
              </text:list-item>
              <text:list-item>
                <text:p text:style-name="P78">seleccionar un préstamo</text:p>
              </text:list-item>
              <text:list-item>
                <text:p text:style-name="P79">confirmar <text:span text:style-name="T15">selección</text:span></text:p>
              </text:list-item>
              <text:list-item>
                <text:p text:style-name="P77">recuperar listado de prestatario que coincida</text:p>
                <text:list>
                  <text:list-item>
                    <text:p text:style-name="P80">lista vacia</text:p>
                  </text:list-item>
                  <text:list-item>
                    <text:p text:style-name="P80">informar lista vacia</text:p>
                  </text:list-item>
                </text:list>
              </text:list-item>
              <text:list-item>
                <text:p text:style-name="P7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1">Información para los pasos:</text:p>
            <text:p text:style-name="P82"><text:span text:style-name="T4"/>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3"/>
      <text:p text:style-name="P84">Garante</text:p>
      <text:p text:style-name="P85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86">Sistema: sistema de prestamos</text:p>
          </table:table-cell>
          <table:table-cell table:style-name="Table8.A1" table:number-columns-spanned="4" office:value-type="string">
            <text:p text:style-name="P86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87"/>
          </table:table-cell>
        </table:table-row>
        <table:table-row>
          <table:table-cell table:style-name="Table8.A1" table:number-columns-spanned="3" office:value-type="string">
            <text:p text:style-name="P86">Nombre caso de uso: alta <text:span text:style-name="T19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86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86">Actor: usuario</text:p>
          </table:table-cell>
          <table:covered-table-cell/>
          <table:table-cell table:style-name="Table8.A1" table:number-columns-spanned="4" office:value-type="string">
            <text:p text:style-name="P8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Descripción:</text:p>
            <text:p text:style-name="P86">alta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re-condiciones:</text:p>
            <text:p text:style-name="P8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86">Post-condiciones: </text:p>
            <text:p text:style-name="P86">se da de alta un <text:span text:style-name="T19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86">Pasos realizados  (ruta principal):</text:p>
            <text:list text:style-name="L8">
              <text:list-item>
                <text:p text:style-name="P88">apartado <text:span text:style-name="T19">garante</text:span></text:p>
              </text:list-item>
              <text:list-item>
                <text:p text:style-name="P88">presionar alta <text:span text:style-name="T19">garante</text:span></text:p>
              </text:list-item>
              <text:list-item>
                <text:p text:style-name="P88">sistema muestra el formulario</text:p>
              </text:list-item>
              <text:list-item>
                <text:p text:style-name="P88">completar formulario</text:p>
              </text:list-item>
              <text:list-item>
                <text:p text:style-name="P88">confirmar formulario</text:p>
              </text:list-item>
              <text:list-item>
                <text:p text:style-name="P89">validar datos</text:p>
                <text:list>
                  <text:list-item>
                    <text:p text:style-name="P89">datos invalidos</text:p>
                  </text:list-item>
                  <text:list-item>
                    <text:p text:style-name="P89">informar error</text:p>
                  </text:list-item>
                  <text:list-item>
                    <text:p text:style-name="P89">volver al formulario</text:p>
                  </text:list-item>
                </text:list>
              </text:list-item>
              <text:list-item>
                <text:p text:style-name="P90">alta <text:span text:style-name="T19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1">Información para los pasos:</text:p>
            <text:p text:style-name="P92"><text:span text:style-name="T20">4.</text:span><text:span text:style-name="T21">nombre</text:span><text:span text:style-name="T20">, </text:span><text:span text:style-name="T21">apellido</text:span><text:span text:style-name="T20">, </text:span><text:span text:style-name="T21">dni</text:span><text:span text:style-name="T20">, </text:span><text:span text:style-name="T21">direccion</text:span><text:span text:style-name="T20">, </text:span><text:span text:style-name="T21">telefono</text:span><text:span text:style-name="T20">, </text:span><text:span text:style-name="T21">email</text:span><text:span text:style-name="T20">, fecha_alta, </text:span><text:span text:style-name="T22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8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3"/>
      <text:p text:style-name="P94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95">Sistema: sistema de prestamos</text:p>
          </table:table-cell>
          <table:table-cell table:style-name="Table10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96"/>
          </table:table-cell>
        </table:table-row>
        <table:table-row>
          <table:table-cell table:style-name="Table10.A1" table:number-columns-spanned="3" office:value-type="string">
            <text:p text:style-name="P95">Nombre caso de uso: <text:span text:style-name="T5">baja</text:span> <text:span text:style-name="T23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95">Actor: usuario</text:p>
          </table:table-cell>
          <table:covered-table-cell/>
          <table:table-cell table:style-name="Table10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Descripción:</text:p>
            <text:p text:style-name="P95"><text:span text:style-name="T6">baja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re-condiciones:</text:p>
            <text:p text:style-name="P95">estar logueado como usuario</text:p>
            <text:p text:style-name="P24"><text:span text:style-name="T23">garante</text:span> existente <text:span text:style-name="T7">en la base de datos</text:span></text:p>
            <text:p text:style-name="P24"><text:span text:style-name="T8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95">Post-condiciones: </text:p>
            <text:p text:style-name="P95">se da de <text:span text:style-name="T9">baj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95">Pasos realizados  (ruta principal):</text:p>
            <text:list text:style-name="L9">
              <text:list-item>
                <text:p text:style-name="P97">apartado <text:span text:style-name="T23">garante</text:span></text:p>
              </text:list-item>
              <text:list-item>
                <text:p text:style-name="P97">presionar <text:span text:style-name="T5">listar</text:span> <text:span text:style-name="T23">garante</text:span></text:p>
              </text:list-item>
              <text:list-item>
                <text:p text:style-name="P98">recuperar garantes</text:p>
                <text:list>
                  <text:list-item>
                    <text:p text:style-name="P99">lista vacia</text:p>
                  </text:list-item>
                  <text:list-item>
                    <text:p text:style-name="P99">informar lista vacia</text:p>
                  </text:list-item>
                </text:list>
              </text:list-item>
              <text:list-item>
                <text:p text:style-name="P97">muestra<text:span text:style-name="T24">r</text:span> <text:span text:style-name="T5">listado de </text:span><text:span text:style-name="T23">garante</text:span><text:span text:style-name="T5">s</text:span></text:p>
              </text:list-item>
              <text:list-item>
                <text:p text:style-name="P100">presionar botón baja de un <text:span text:style-name="T23">garante</text:span></text:p>
              </text:list-item>
              <text:list-item>
                <text:p text:style-name="P101">validar que no haya prestamos asociados</text:p>
                <text:list>
                  <text:list-item>
                    <text:p text:style-name="P101">existen prestamos asociados</text:p>
                  </text:list-item>
                  <text:list-item>
                    <text:p text:style-name="P101">informar error</text:p>
                  </text:list-item>
                </text:list>
              </text:list-item>
              <text:list-item>
                <text:p text:style-name="P97"><text:span text:style-name="T5">baja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2">Información para los pasos:</text:p>
            <text:p text:style-name="P103"><text:span text:style-name="T4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/>
      <text:p text:style-name="P105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95">Sistema: sistema de prestamos</text:p>
          </table:table-cell>
          <table:table-cell table:style-name="Table11.A1" table:number-columns-spanned="4" office:value-type="string">
            <text:p text:style-name="P95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96"/>
          </table:table-cell>
        </table:table-row>
        <table:table-row>
          <table:table-cell table:style-name="Table11.A1" table:number-columns-spanned="3" office:value-type="string">
            <text:p text:style-name="P95">Nombre caso de uso: <text:span text:style-name="T10">modificación </text:span><text:span text:style-name="T23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95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95">Actor: usuario</text:p>
          </table:table-cell>
          <table:covered-table-cell/>
          <table:table-cell table:style-name="Table11.A1" table:number-columns-spanned="4" office:value-type="string">
            <text:p text:style-name="P9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Descripción:</text:p>
            <text:p text:style-name="P95"><text:span text:style-name="T10">modificacion</text:span>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re-condiciones:</text:p>
            <text:p text:style-name="P95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95">Post-condiciones: </text:p>
            <text:p text:style-name="P95">se <text:span text:style-name="T9">modifica</text:span> un <text:span text:style-name="T23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95">Pasos realizados  (ruta principal):</text:p>
            <text:list text:style-name="L10">
              <text:list-item>
                <text:p text:style-name="P106">apartado <text:span text:style-name="T23">garante</text:span></text:p>
              </text:list-item>
              <text:list-item>
                <text:p text:style-name="P106">presionar <text:span text:style-name="T5">listar</text:span> <text:span text:style-name="T23">garante</text:span></text:p>
              </text:list-item>
              <text:list-item>
                <text:p text:style-name="P107">recuperar garantes</text:p>
                <text:list>
                  <text:list-item>
                    <text:p text:style-name="P108">lista vacia</text:p>
                  </text:list-item>
                  <text:list-item>
                    <text:p text:style-name="P108">informar lista vacia</text:p>
                  </text:list-item>
                </text:list>
              </text:list-item>
              <text:list-item>
                <text:p text:style-name="P109"><text:span text:style-name="T25">muestra</text:span><text:span text:style-name="T26">r</text:span><text:span text:style-name="T25"> </text:span><text:span text:style-name="T27">listado de </text:span><text:span text:style-name="T28">garante</text:span><text:span text:style-name="T27">s</text:span></text:p>
              </text:list-item>
              <text:list-item>
                <text:p text:style-name="P110">presionar botón <text:span text:style-name="T10">modificar</text:span> de un <text:span text:style-name="T23">garante</text:span></text:p>
              </text:list-item>
              <text:list-item>
                <text:p text:style-name="P111">recuperar datos del <text:span text:style-name="T23">garante</text:span></text:p>
              </text:list-item>
              <text:list-item>
                <text:p text:style-name="P112">mostrar formulario de modificación <text:span text:style-name="T12">con los datos</text:span></text:p>
              </text:list-item>
              <text:list-item>
                <text:p text:style-name="P112"><text:span text:style-name="T12">modificar</text:span> formulario</text:p>
              </text:list-item>
              <text:list-item>
                <text:p text:style-name="P112">confirmar formulario</text:p>
              </text:list-item>
              <text:list-item>
                <text:p text:style-name="P113">validar datos</text:p>
                <text:list>
                  <text:list-item>
                    <text:p text:style-name="P113">datos invalidos</text:p>
                  </text:list-item>
                  <text:list-item>
                    <text:p text:style-name="P113">informar error</text:p>
                  </text:list-item>
                </text:list>
              </text:list-item>
              <text:list-item>
                <text:p text:style-name="P106"><text:span text:style-name="T10">modificar </text:span><text:span text:style-name="T23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2">Información para los pasos:</text:p>
            <text:p text:style-name="P114"><text:span text:style-name="T4">8.nombre, apellido, dni, direccion, telefono, email, fecha_alta, </text:span><text:span text:style-name="T29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9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4"><text:line-break/></text:p>
      <text:p text:style-name="P115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16">Sistema: sistema de prestamos</text:p>
          </table:table-cell>
          <table:table-cell table:style-name="Table9.A1" table:number-columns-spanned="4" office:value-type="string">
            <text:p text:style-name="P116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17"/>
          </table:table-cell>
        </table:table-row>
        <table:table-row>
          <table:table-cell table:style-name="Table9.A1" table:number-columns-spanned="3" office:value-type="string">
            <text:p text:style-name="P116">Nombre caso de uso: 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16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16">Actor: usuario</text:p>
          </table:table-cell>
          <table:covered-table-cell/>
          <table:table-cell table:style-name="Table9.A1" table:number-columns-spanned="4" office:value-type="string">
            <text:p text:style-name="P1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Descripción:</text:p>
            <text:p text:style-name="P116"><text:span text:style-name="T13">listar </text:span><text:span text:style-name="T30">garante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re-condiciones:</text:p>
            <text:p text:style-name="P11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16">Post-condiciones: </text:p>
            <text:p text:style-name="P116">se <text:span text:style-name="T9">muestra lista de </text:span><text:span text:style-name="T30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16">Pasos realizados  (ruta principal):</text:p>
            <text:list text:style-name="L11">
              <text:list-item>
                <text:p text:style-name="P118">apartado <text:span text:style-name="T30">garante</text:span></text:p>
              </text:list-item>
              <text:list-item>
                <text:p text:style-name="P118">presionar <text:span text:style-name="T5">listar</text:span> <text:span text:style-name="T30">garante</text:span> <text:span text:style-name="T13">por id</text:span></text:p>
              </text:list-item>
              <text:list-item>
                <text:p text:style-name="P119">mostrar formulario</text:p>
              </text:list-item>
              <text:list-item>
                <text:p text:style-name="P119">ingresar id</text:p>
              </text:list-item>
              <text:list-item>
                <text:p text:style-name="P120">confirmar formulario</text:p>
              </text:list-item>
              <text:list-item>
                <text:p text:style-name="P121">validar datos</text:p>
                <text:list>
                  <text:list-item>
                    <text:p text:style-name="P121">datos invalidos</text:p>
                  </text:list-item>
                  <text:list-item>
                    <text:p text:style-name="P121">informar error</text:p>
                  </text:list-item>
                </text:list>
              </text:list-item>
              <text:list-item>
                <text:p text:style-name="P119">recuperar listado de <text:span text:style-name="T30">garante</text:span> que coincida</text:p>
                <text:list>
                  <text:list-item>
                    <text:p text:style-name="P121">lista vacia</text:p>
                  </text:list-item>
                  <text:list-item>
                    <text:p text:style-name="P121">informar lista vacia</text:p>
                  </text:list-item>
                </text:list>
              </text:list-item>
              <text:list-item>
                <text:p text:style-name="P1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2">Información para los pasos:</text:p>
            <text:p text:style-name="P123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24"/>
      <text:p text:style-name="P125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26">Sistema: sistema de prestamos</text:p>
          </table:table-cell>
          <table:table-cell table:style-name="Table12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27"/>
          </table:table-cell>
        </table:table-row>
        <table:table-row>
          <table:table-cell table:style-name="Table12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26">Actor: usuario</text:p>
          </table:table-cell>
          <table:covered-table-cell/>
          <table:table-cell table:style-name="Table12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4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26">Pasos realizados  (ruta principal):</text:p>
            <text:list text:style-name="L12">
              <text:list-item>
                <text:p text:style-name="P128">apartado <text:s/><text:span text:style-name="T31">garante</text:span></text:p>
              </text:list-item>
              <text:list-item>
                <text:p text:style-name="P128">presionar <text:span text:style-name="T5">listar</text:span> <text:span text:style-name="T31">garante</text:span> <text:span text:style-name="T13">por </text:span><text:span text:style-name="T15">dni</text:span></text:p>
              </text:list-item>
              <text:list-item>
                <text:p text:style-name="P129">mostrar formulario</text:p>
              </text:list-item>
              <text:list-item>
                <text:p text:style-name="P129">ingresar <text:span text:style-name="T14">dni</text:span></text:p>
              </text:list-item>
              <text:list-item>
                <text:p text:style-name="P130">confirmar formulario</text:p>
              </text:list-item>
              <text:list-item>
                <text:p text:style-name="P131">validar datos</text:p>
                <text:list>
                  <text:list-item>
                    <text:p text:style-name="P131">datos invalidos</text:p>
                  </text:list-item>
                  <text:list-item>
                    <text:p text:style-name="P131">informar error</text:p>
                  </text:list-item>
                  <text:list-item>
                    <text:p text:style-name="P131">volver al formulario</text:p>
                  </text:list-item>
                </text:list>
              </text:list-item>
              <text:list-item>
                <text:p text:style-name="P129">recuperar listado de <text:span text:style-name="T31">garante</text:span> que coincida</text:p>
                <text:list>
                  <text:list-item>
                    <text:p text:style-name="P132">lista vacia</text:p>
                  </text:list-item>
                  <text:list-item>
                    <text:p text:style-name="P132">informar lista vacia</text:p>
                  </text:list-item>
                </text:list>
              </text:list-item>
              <text:list-item>
                <text:p text:style-name="P12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33">Información para los pasos:</text:p>
            <text:p text:style-name="P134"><text:span text:style-name="T4">4. </text:span><text:span text:style-name="T16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26">Sistema: sistema de prestamos</text:p>
          </table:table-cell>
          <table:table-cell table:style-name="Table13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27"/>
          </table:table-cell>
        </table:table-row>
        <table:table-row>
          <table:table-cell table:style-name="Table13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26">Actor: usuario</text:p>
          </table:table-cell>
          <table:covered-table-cell/>
          <table:table-cell table:style-name="Table13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9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re-condiciones:</text:p>
            <text:p text:style-name="P126">estar logueado como usuario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26">Pasos realizados  (ruta principal):</text:p>
            <text:list text:style-name="L13">
              <text:list-item>
                <text:p text:style-name="P136">apartado <text:s/><text:span text:style-name="T31">garante</text:span></text:p>
              </text:list-item>
              <text:list-item>
                <text:p text:style-name="P136">presionar <text:span text:style-name="T5">listar</text:span> <text:span text:style-name="T31">garante</text:span> <text:span text:style-name="T13">por </text:span><text:span text:style-name="T15">nombre y apellido</text:span></text:p>
              </text:list-item>
              <text:list-item>
                <text:p text:style-name="P137">mostrar formulario</text:p>
              </text:list-item>
              <text:list-item>
                <text:p text:style-name="P137">ingresar <text:span text:style-name="T9">nombre y apellido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</text:list>
              </text:list-item>
              <text:list-item>
                <text:p text:style-name="P137">recuperar listado de <text:span text:style-name="T31">garante</text:span> que coincida</text:p>
                <text:list>
                  <text:list-item>
                    <text:p text:style-name="P139">lista vacia</text:p>
                  </text:list-item>
                  <text:list-item>
                    <text:p text:style-name="P139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33">Información para los pasos:</text:p>
            <text:p text:style-name="P134"><text:span text:style-name="T4">4. </text:span><text:span text:style-name="T17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25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26">Sistema: sistema de prestamos</text:p>
          </table:table-cell>
          <table:table-cell table:style-name="Table14.A1" table:number-columns-spanned="4" office:value-type="string">
            <text:p text:style-name="P126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27"/>
          </table:table-cell>
        </table:table-row>
        <table:table-row>
          <table:table-cell table:style-name="Table14.A1" table:number-columns-spanned="3" office:value-type="string">
            <text:p text:style-name="P126">Nombre caso de uso: <text:span text:style-name="T13">listar </text:span><text:span text:style-name="T31">garante</text:span><text:span text:style-name="T13"> por </text:span><text:span text:style-name="T15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26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26">Actor: usuario</text:p>
          </table:table-cell>
          <table:covered-table-cell/>
          <table:table-cell table:style-name="Table14.A1" table:number-columns-spanned="4" office:value-type="string">
            <text:p text:style-name="P1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Descripción:</text:p>
            <text:p text:style-name="P126"><text:span text:style-name="T13">listar </text:span><text:span text:style-name="T31">garante</text:span><text:span text:style-name="T13"> por </text:span><text:span text:style-name="T15">pré</text:span><text:span text:style-name="T18">s</text:span><text:span text:style-name="T15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re-condiciones:</text:p>
            <text:p text:style-name="P126">estar logueado como usuario</text:p>
            <text:p text:style-name="P72">préstamo existente en la base de datos</text:p>
            <text:p text:style-name="P40"><text:span text:style-name="T23">garante</text:span> existente <text:span text:style-name="T7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26">Post-condiciones: </text:p>
            <text:p text:style-name="P126">se <text:span text:style-name="T9">muestra lista de</text:span> <text:span text:style-name="T31">garante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26">Pasos realizados  (ruta principal):</text:p>
            <text:list text:style-name="L14">
              <text:list-item>
                <text:p text:style-name="P140">apartado <text:s/><text:span text:style-name="T31">garante</text:span></text:p>
              </text:list-item>
              <text:list-item>
                <text:p text:style-name="P140">presionar <text:span text:style-name="T5">listar</text:span> <text:span text:style-name="T31">garante</text:span> <text:span text:style-name="T13">por </text:span><text:span text:style-name="T15">préstamo</text:span></text:p>
              </text:list-item>
              <text:list-item>
                <text:p text:style-name="P141">recuperar listado de prestamos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<text:span text:style-name="T15">listado de prestamos</text:span></text:p>
              </text:list-item>
              <text:list-item>
                <text:p text:style-name="P141">seleccionar un préstamo</text:p>
              </text:list-item>
              <text:list-item>
                <text:p text:style-name="P144">confirmar <text:span text:style-name="T15">selección</text:span></text:p>
              </text:list-item>
              <text:list-item>
                <text:p text:style-name="P143">recuperar listado de <text:span text:style-name="T31">garante</text:span> que coincida</text:p>
                <text:list>
                  <text:list-item>
                    <text:p text:style-name="P142">lista vacia</text:p>
                  </text:list-item>
                  <text:list-item>
                    <text:p text:style-name="P142">informar lista vacia</text:p>
                  </text:list-item>
                </text:list>
              </text:list-item>
              <text:list-item>
                <text:p text:style-name="P1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33">Información para los pasos:</text:p>
            <text:p text:style-name="P134"><text:span text:style-name="T4"/>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5"/>
      <text:p text:style-name="P145">Préstamo</text:p>
      <text:p text:style-name="P14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47">Sistema: sistema de prestamos</text:p>
          </table:table-cell>
          <table:table-cell table:style-name="Table15.A1" table:number-columns-spanned="4" office:value-type="string">
            <text:p text:style-name="P14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48"/>
          </table:table-cell>
        </table:table-row>
        <table:table-row>
          <table:table-cell table:style-name="Table15.A1" table:number-columns-spanned="3" office:value-type="string">
            <text:p text:style-name="P147">Nombre caso de uso: alta <text:span text:style-name="T32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4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47">Actor: usuario</text:p>
          </table:table-cell>
          <table:covered-table-cell/>
          <table:table-cell table:style-name="Table15.A1" table:number-columns-spanned="4" office:value-type="string">
            <text:p text:style-name="P14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Descripción:</text:p>
            <text:p text:style-name="P147">alta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re-condiciones:</text:p>
            <text:p text:style-name="P147">estar logueado como usuario</text:p>
            <text:p text:style-name="P72">prestatario existente en la base de datos</text:p>
            <text:p text:style-name="P72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47">Post-condiciones: </text:p>
            <text:p text:style-name="P147">se da de alta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47">Pasos realizados  (ruta principal):</text:p>
            <text:list text:style-name="L15">
              <text:list-item>
                <text:p text:style-name="P149">apartado <text:span text:style-name="T32">préstamo</text:span></text:p>
              </text:list-item>
              <text:list-item>
                <text:p text:style-name="P149">presionar alta <text:span text:style-name="T32">préstamo</text:span></text:p>
              </text:list-item>
              <text:list-item>
                <text:p text:style-name="P150"><text:span text:style-name="T33">recuperar listado de </text:span><text:span text:style-name="T34">prestatario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2">recuperar listado de <text:span text:style-name="T32">garantes</text:span></text:p>
                <text:list>
                  <text:list-item>
                    <text:p text:style-name="P151">lista vacia</text:p>
                  </text:list-item>
                  <text:list-item>
                    <text:p text:style-name="P151">informar lista vacia</text:p>
                  </text:list-item>
                </text:list>
              </text:list-item>
              <text:list-item>
                <text:p text:style-name="P153">sistema muestra el formulario</text:p>
              </text:list-item>
              <text:list-item>
                <text:p text:style-name="P154">seleccionar un prestatario de la lista</text:p>
              </text:list-item>
              <text:list-item>
                <text:p text:style-name="P154">seleccionar un garante de la lista</text:p>
              </text:list-item>
              <text:list-item>
                <text:p text:style-name="P149">completar formulario</text:p>
              </text:list-item>
              <text:list-item>
                <text:p text:style-name="P149">confirmar formulario</text:p>
              </text:list-item>
              <text:list-item>
                <text:p text:style-name="P155">validar datos</text:p>
                <text:list>
                  <text:list-item>
                    <text:p text:style-name="P155">datos invalidos</text:p>
                  </text:list-item>
                  <text:list-item>
                    <text:p text:style-name="P155">informar error</text:p>
                  </text:list-item>
                  <text:list-item>
                    <text:p text:style-name="P155">volver al formulario</text:p>
                  </text:list-item>
                </text:list>
              </text:list-item>
              <text:list-item>
                <text:p text:style-name="P149">alta <text:span text:style-name="T32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56">Información para los pasos:</text:p>
            <text:p text:style-name="P157"><text:span text:style-name="T35">10. </text:span><text:span text:style-name="T22">monto, moned</text:span><text:span text:style-name="T36">a, </text:span><text:span text:style-name="T22">tasa_interes_mensual, cuotas_totales, cuotas_restantes, monto_cuota, </text:span><text:span text:style-name="T37">monto</text:span><text:span text:style-name="T22">_restante, </text:span><text:span text:style-name="T36">prestatario, garante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4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58"/>
      <text:p text:style-name="P15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60">Sistema: sistema de prestamos</text:p>
          </table:table-cell>
          <table:table-cell table:style-name="Table16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61"/>
          </table:table-cell>
        </table:table-row>
        <table:table-row>
          <table:table-cell table:style-name="Table16.A1" table:number-columns-spanned="3" office:value-type="string">
            <text:p text:style-name="P160">Nombre caso de uso: <text:span text:style-name="T5">baja</text:span> <text:span text:style-name="T32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60">Actor: usuario</text:p>
          </table:table-cell>
          <table:covered-table-cell/>
          <table:table-cell table:style-name="Table16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Descripción:</text:p>
            <text:p text:style-name="P160"><text:span text:style-name="T6">baja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60">Post-condiciones: </text:p>
            <text:p text:style-name="P160">se da de <text:span text:style-name="T9">baj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60">Pasos realizados  (ruta principal):</text:p>
            <text:list text:style-name="L16">
              <text:list-item>
                <text:p text:style-name="P162">apartado <text:span text:style-name="T32">préstamo</text:span></text:p>
              </text:list-item>
              <text:list-item>
                <text:p text:style-name="P162">presionar <text:span text:style-name="T5">listar</text:span> <text:span text:style-name="T32">préstamo</text:span></text:p>
              </text:list-item>
              <text:list-item>
                <text:p text:style-name="P163">recuperar lista de prestamos</text:p>
                <text:list>
                  <text:list-item>
                    <text:p text:style-name="P163">lista vacia</text:p>
                  </text:list-item>
                  <text:list-item>
                    <text:p text:style-name="P163">informar lista vacia</text:p>
                  </text:list-item>
                </text:list>
              </text:list-item>
              <text:list-item>
                <text:p text:style-name="P162">muestra<text:span text:style-name="T38">r</text:span> <text:span text:style-name="T5">listado de </text:span><text:span text:style-name="T32">préstamo</text:span><text:span text:style-name="T5">s</text:span></text:p>
              </text:list-item>
              <text:list-item>
                <text:p text:style-name="P164">presionar botón baja de un <text:span text:style-name="T32">préstamo</text:span></text:p>
              </text:list-item>
              <text:list-item>
                <text:p text:style-name="P165">comprobar <text:span text:style-name="T39">monto</text:span> restante = 0</text:p>
                <text:list>
                  <text:list-item>
                    <text:p text:style-name="P165"><text:span text:style-name="T39">monto</text:span> restante &gt; 0</text:p>
                  </text:list-item>
                  <text:list-item>
                    <text:p text:style-name="P166">informar error</text:p>
                  </text:list-item>
                </text:list>
              </text:list-item>
              <text:list-item>
                <text:p text:style-name="P162"><text:span text:style-name="T5">baja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67">Información para los pasos:</text:p>
            <text:p text:style-name="P168"><text:span text:style-name="T4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/>
      <text:p text:style-name="P170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60">Sistema: sistema de prestamos</text:p>
          </table:table-cell>
          <table:table-cell table:style-name="Table17.A1" table:number-columns-spanned="4" office:value-type="string">
            <text:p text:style-name="P16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61"/>
          </table:table-cell>
        </table:table-row>
        <table:table-row>
          <table:table-cell table:style-name="Table17.A1" table:number-columns-spanned="3" office:value-type="string">
            <text:p text:style-name="P160">Nombre caso de uso: <text:span text:style-name="T10">modificación </text:span><text:span text:style-name="T32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6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60">Actor: usuario</text:p>
          </table:table-cell>
          <table:covered-table-cell/>
          <table:table-cell table:style-name="Table17.A1" table:number-columns-spanned="4" office:value-type="string">
            <text:p text:style-name="P16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Descripción:</text:p>
            <text:p text:style-name="P160"><text:span text:style-name="T10">modificación</text:span>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re-condiciones:</text:p>
            <text:p text:style-name="P160">estar logueado como usuario</text:p>
            <text:p text:style-name="P72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60">Post-condiciones: </text:p>
            <text:p text:style-name="P160">se <text:span text:style-name="T9">modifica</text:span> un <text:span text:style-name="T32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60">Pasos realizados  (ruta principal):</text:p>
            <text:list text:style-name="L17">
              <text:list-item>
                <text:p text:style-name="P171">apartado <text:span text:style-name="T32">préstamo</text:span></text:p>
              </text:list-item>
              <text:list-item>
                <text:p text:style-name="P171">presionar <text:span text:style-name="T5">listar</text:span> <text:span text:style-name="T32">préstamo</text:span></text:p>
              </text:list-item>
              <text:list-item>
                <text:p text:style-name="P172">recuperar lista de prestamos</text:p>
                <text:list>
                  <text:list-item>
                    <text:p text:style-name="P172">lista vacia</text:p>
                  </text:list-item>
                  <text:list-item>
                    <text:p text:style-name="P172">informar lista vacia</text:p>
                  </text:list-item>
                </text:list>
              </text:list-item>
              <text:list-item>
                <text:p text:style-name="P171">sistema muestra <text:span text:style-name="T5">listado de </text:span><text:span text:style-name="T32">préstamo</text:span><text:span text:style-name="T5">s</text:span></text:p>
              </text:list-item>
              <text:list-item>
                <text:p text:style-name="P173">presionar botón <text:span text:style-name="T10">modificar</text:span> de un <text:span text:style-name="T32">préstamo</text:span></text:p>
              </text:list-item>
              <text:list-item>
                <text:p text:style-name="P174">recuperar datos del <text:span text:style-name="T32">préstamo</text:span></text:p>
              </text:list-item>
              <text:list-item>
                <text:p text:style-name="P175">mostrar formulario de modificación <text:span text:style-name="T12">con los datos</text:span></text:p>
              </text:list-item>
              <text:list-item>
                <text:p text:style-name="P175"><text:span text:style-name="T12">modificar</text:span> formulario</text:p>
              </text:list-item>
              <text:list-item>
                <text:p text:style-name="P175">confirmar formulario</text:p>
              </text:list-item>
              <text:list-item>
                <text:p text:style-name="P176">validar datos</text:p>
                <text:list>
                  <text:list-item>
                    <text:p text:style-name="P176">datos invalidos</text:p>
                  </text:list-item>
                  <text:list-item>
                    <text:p text:style-name="P176">informar error</text:p>
                  </text:list-item>
                  <text:list-item>
                    <text:p text:style-name="P176">volver al formulario</text:p>
                  </text:list-item>
                </text:list>
              </text:list-item>
              <text:list-item>
                <text:p text:style-name="P171"><text:span text:style-name="T10">modificar </text:span><text:span text:style-name="T32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67">Información para los pasos:</text:p>
            <text:p text:style-name="P177"><text:span text:style-name="T4">8. </text:span><text:span text:style-name="T29">monto, moned</text:span><text:span text:style-name="T40">a, </text:span><text:span text:style-name="T29">tasa_interes_mensual, cuotas_totales, cuotas_restantes, monto_cuota, </text:span><text:span text:style-name="T41">monto</text:span><text:span text:style-name="T29">_restante, </text:span><text:span text:style-name="T40">prestatario, garante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6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9"><text:line-break/></text:p>
      <text:p text:style-name="P178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79">Sistema: sistema de prestamos</text:p>
          </table:table-cell>
          <table:table-cell table:style-name="Table18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80"/>
          </table:table-cell>
        </table:table-row>
        <table:table-row>
          <table:table-cell table:style-name="Table18.A1" table:number-columns-spanned="3" office:value-type="string">
            <text:p text:style-name="P179">Nombre caso de uso: <text:span text:style-name="T13">listar </text:span><text:span text:style-name="T42">préstamo</text:span><text:span text:style-name="T13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79">Actor: usuario</text:p>
          </table:table-cell>
          <table:covered-table-cell/>
          <table:table-cell table:style-name="Table18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79">Pasos realizados  (ruta principal):</text:p>
            <text:list text:style-name="L18">
              <text:list-item>
                <text:p text:style-name="P182">apartado <text:s/><text:span text:style-name="T42">préstamo</text:span></text:p>
              </text:list-item>
              <text:list-item>
                <text:p text:style-name="P182">presionar <text:span text:style-name="T5">listar</text:span> <text:span text:style-name="T42">préstamo</text:span> <text:span text:style-name="T13">por id</text:span></text:p>
              </text:list-item>
              <text:list-item>
                <text:p text:style-name="P183">mostrar formulario</text:p>
              </text:list-item>
              <text:list-item>
                <text:p text:style-name="P183">ingresar id</text:p>
              </text:list-item>
              <text:list-item>
                <text:p text:style-name="P184">confirmar formulario</text:p>
              </text:list-item>
              <text:list-item>
                <text:p text:style-name="P185">validar datos</text:p>
                <text:list>
                  <text:list-item>
                    <text:p text:style-name="P185">datos invalidos</text:p>
                  </text:list-item>
                  <text:list-item>
                    <text:p text:style-name="P185">informar error</text:p>
                  </text:list-item>
                  <text:list-item>
                    <text:p text:style-name="P185">volver al formulario</text:p>
                  </text:list-item>
                </text:list>
              </text:list-item>
              <text:list-item>
                <text:p text:style-name="P183">recuperar listado de <text:span text:style-name="T42">préstamo</text:span> que coincida</text:p>
                <text:list>
                  <text:list-item>
                    <text:p text:style-name="P186">lista vacia</text:p>
                  </text:list-item>
                  <text:list-item>
                    <text:p text:style-name="P186">informar lista vacia</text:p>
                  </text:list-item>
                </text:list>
              </text:list-item>
              <text:list-item>
                <text:p text:style-name="P18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87">Información para los pasos:</text:p>
            <text:p text:style-name="P188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79">Sistema: sistema de prestamos</text:p>
          </table:table-cell>
          <table:table-cell table:style-name="Table19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80"/>
          </table:table-cell>
        </table:table-row>
        <table:table-row>
          <table:table-cell table:style-name="Table19.A1" table:number-columns-spanned="3" office:value-type="string">
            <text:p text:style-name="P179">Nombre caso de uso: <text:span text:style-name="T13">listar </text:span><text:span text:style-name="T42">préstamo</text:span><text:span text:style-name="T13"> por </text:span><text:span text:style-name="T42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79">Actor: usuario</text:p>
          </table:table-cell>
          <table:covered-table-cell/>
          <table:table-cell table:style-name="Table19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</text:span><text:span text:style-name="T42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re-condiciones:</text:p>
            <text:p text:style-name="P179">estar logueado como usuario</text:p>
            <text:p text:style-name="P72">prestatario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79">Pasos realizados  (ruta principal):</text:p>
            <text:list text:style-name="L19">
              <text:list-item>
                <text:p text:style-name="P190">apartado <text:s/><text:span text:style-name="T42">préstamo</text:span></text:p>
              </text:list-item>
              <text:list-item>
                <text:p text:style-name="P190">presionar <text:span text:style-name="T5">listar</text:span> <text:span text:style-name="T42">préstamo</text:span> <text:span text:style-name="T13">por </text:span><text:span text:style-name="T42">prestatario</text:span></text:p>
              </text:list-item>
              <text:list-item>
                <text:p text:style-name="P191">recuperar listado de <text:span text:style-name="T42">prestatarios</text:span>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<text:span text:style-name="T15">listado de </text:span><text:span text:style-name="T42">prestatarios</text:span></text:p>
              </text:list-item>
              <text:list-item>
                <text:p text:style-name="P194">seleccionar un prestatario</text:p>
              </text:list-item>
              <text:list-item>
                <text:p text:style-name="P195">confirmar <text:span text:style-name="T42">selección</text:span></text:p>
              </text:list-item>
              <text:list-item>
                <text:p text:style-name="P193">recuperar listado de <text:span text:style-name="T42">préstamo</text:span> que coincida</text:p>
                <text:list>
                  <text:list-item>
                    <text:p text:style-name="P192">lista vacia</text:p>
                  </text:list-item>
                  <text:list-item>
                    <text:p text:style-name="P192">informar lista vacia</text:p>
                  </text:list-item>
                </text:list>
              </text:list-item>
              <text:list-item>
                <text:p text:style-name="P19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87">Información para los pasos:</text:p>
            <text:p text:style-name="P196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79">Sistema: sistema de prestamos</text:p>
          </table:table-cell>
          <table:table-cell table:style-name="Table20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80"/>
          </table:table-cell>
        </table:table-row>
        <table:table-row>
          <table:table-cell table:style-name="Table20.A1" table:number-columns-spanned="3" office:value-type="string">
            <text:p text:style-name="P179">Nombre caso de uso: <text:span text:style-name="T13">listar </text:span><text:span text:style-name="T42">préstamo</text:span><text:span text:style-name="T13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79">Actor: usuario</text:p>
          </table:table-cell>
          <table:covered-table-cell/>
          <table:table-cell table:style-name="Table20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Descripción:</text:p>
            <text:p text:style-name="P179"><text:span text:style-name="T13">listar </text:span><text:span text:style-name="T42">préstamo</text:span><text:span text:style-name="T13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re-condiciones:</text:p>
            <text:p text:style-name="P179">estar logueado como usuario</text:p>
            <text:p text:style-name="P72">garante existente en la base de datos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79">Pasos realizados  (ruta principal):</text:p>
            <text:list text:style-name="L20">
              <text:list-item>
                <text:p text:style-name="P197">apartado <text:s/><text:span text:style-name="T42">préstamo</text:span></text:p>
              </text:list-item>
              <text:list-item>
                <text:p text:style-name="P197">presionar <text:span text:style-name="T5">listar</text:span> <text:span text:style-name="T42">préstamo</text:span> <text:span text:style-name="T13">por garante</text:span></text:p>
              </text:list-item>
              <text:list-item>
                <text:p text:style-name="P198">recuperar listado de garante<text:span text:style-name="T42">s</text:span>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<text:span text:style-name="T15">listado de garante</text:span><text:span text:style-name="T42">s</text:span></text:p>
              </text:list-item>
              <text:list-item>
                <text:p text:style-name="P201">seleccionar un garante</text:p>
              </text:list-item>
              <text:list-item>
                <text:p text:style-name="P202">confirmar <text:span text:style-name="T42">selección</text:span></text:p>
              </text:list-item>
              <text:list-item>
                <text:p text:style-name="P200">recuperar listado de <text:span text:style-name="T42">préstamo</text:span> que coincida</text:p>
                <text:list>
                  <text:list-item>
                    <text:p text:style-name="P199">lista vacia</text:p>
                  </text:list-item>
                  <text:list-item>
                    <text:p text:style-name="P199">informar lista vacia</text:p>
                  </text:list-item>
                </text:list>
              </text:list-item>
              <text:list-item>
                <text:p text:style-name="P20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87">Información para los pasos:</text:p>
            <text:p text:style-name="P196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178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79">Sistema: sistema de prestamos</text:p>
          </table:table-cell>
          <table:table-cell table:style-name="Table21.A1" table:number-columns-spanned="4" office:value-type="string">
            <text:p text:style-name="P179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80"/>
          </table:table-cell>
        </table:table-row>
        <table:table-row>
          <table:table-cell table:style-name="Table21.A1" table:number-columns-spanned="3" office:value-type="string">
            <text:p text:style-name="P203">Nombre caso de uso: <text:span text:style-name="T13">listar </text:span><text:span text:style-name="T42">préstamo</text:span><text:span text:style-name="T13"> por </text:span><text:span text:style-name="T43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79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79">Actor: usuario</text:p>
          </table:table-cell>
          <table:covered-table-cell/>
          <table:table-cell table:style-name="Table21.A1" table:number-columns-spanned="4" office:value-type="string">
            <text:p text:style-name="P17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Descripción:</text:p>
            <text:p text:style-name="P203"><text:span text:style-name="T13">listar </text:span><text:span text:style-name="T42">préstamo</text:span><text:span text:style-name="T13"> por </text:span><text:span text:style-name="T43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re-condiciones:</text:p>
            <text:p text:style-name="P179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79">Post-condiciones: </text:p>
            <text:p text:style-name="P179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79">Pasos realizados  (ruta principal):</text:p>
            <text:list text:style-name="L21">
              <text:list-item>
                <text:p text:style-name="P204">apartado <text:s/><text:span text:style-name="T42">préstamo</text:span></text:p>
              </text:list-item>
              <text:list-item>
                <text:p text:style-name="P205">presionar <text:span text:style-name="T5">listar</text:span> <text:span text:style-name="T42">préstamo</text:span> <text:span text:style-name="T13">por </text:span><text:span text:style-name="T43">mayor que monto</text:span></text:p>
              </text:list-item>
              <text:list-item>
                <text:p text:style-name="P206">mostrar formulario</text:p>
              </text:list-item>
              <text:list-item>
                <text:p text:style-name="P207">ingresar<text:span text:style-name="T43"> monto</text:span></text:p>
              </text:list-item>
              <text:list-item>
                <text:p text:style-name="P208">confirmar formulario</text:p>
              </text:list-item>
              <text:list-item>
                <text:p text:style-name="P209">validar datos</text:p>
                <text:list>
                  <text:list-item>
                    <text:p text:style-name="P209">datos invalidos</text:p>
                  </text:list-item>
                  <text:list-item>
                    <text:p text:style-name="P209">informar error</text:p>
                  </text:list-item>
                  <text:list-item>
                    <text:p text:style-name="P209">volver al formulario</text:p>
                  </text:list-item>
                </text:list>
              </text:list-item>
              <text:list-item>
                <text:p text:style-name="P206">recuperar listado de <text:span text:style-name="T42">préstamo</text:span> que coincida</text:p>
                <text:list>
                  <text:list-item>
                    <text:p text:style-name="P210">lista vicia</text:p>
                  </text:list-item>
                  <text:list-item>
                    <text:p text:style-name="P210">informar lista vacia</text:p>
                  </text:list-item>
                </text:list>
              </text:list-item>
              <text:list-item>
                <text:p text:style-name="P20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87">Información para los pasos:</text:p>
            <text:p text:style-name="P188">4. <text:span text:style-name="T43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7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9"/>
      <text:p text:style-name="P211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03">Sistema: sistema de prestamos</text:p>
          </table:table-cell>
          <table:table-cell table:style-name="Table22.A1" table:number-columns-spanned="4" office:value-type="string">
            <text:p text:style-name="P203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12"/>
          </table:table-cell>
        </table:table-row>
        <table:table-row>
          <table:table-cell table:style-name="Table22.A1" table:number-columns-spanned="3" office:value-type="string">
            <text:p text:style-name="P203">Nombre caso de uso: <text:span text:style-name="T13">listar </text:span><text:span text:style-name="T42">préstamo</text:span><text:span text:style-name="T13"> por </text:span><text:span text:style-name="T43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03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03">Actor: usuario</text:p>
          </table:table-cell>
          <table:covered-table-cell/>
          <table:table-cell table:style-name="Table22.A1" table:number-columns-spanned="4" office:value-type="string">
            <text:p text:style-name="P20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Descripción:</text:p>
            <text:p text:style-name="P203"><text:span text:style-name="T13">listar </text:span><text:span text:style-name="T42">préstamo</text:span><text:span text:style-name="T13"> por </text:span><text:span text:style-name="T43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re-condiciones:</text:p>
            <text:p text:style-name="P203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03">Post-condiciones: </text:p>
            <text:p text:style-name="P203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03">Pasos realizados  (ruta principal):</text:p>
            <text:list text:style-name="L22">
              <text:list-item>
                <text:p text:style-name="P213">apartado <text:s/><text:span text:style-name="T42">préstamo</text:span></text:p>
              </text:list-item>
              <text:list-item>
                <text:p text:style-name="P213">presionar <text:span text:style-name="T5">listar</text:span> <text:span text:style-name="T42">préstamo</text:span> <text:span text:style-name="T13">por </text:span><text:span text:style-name="T43">menor que monto</text:span></text:p>
              </text:list-item>
              <text:list-item>
                <text:p text:style-name="P214">mostrar formulario</text:p>
              </text:list-item>
              <text:list-item>
                <text:p text:style-name="P214">ingresar<text:span text:style-name="T43"> monto</text:span></text:p>
              </text:list-item>
              <text:list-item>
                <text:p text:style-name="P215">confirmar formulario</text:p>
              </text:list-item>
              <text:list-item>
                <text:p text:style-name="P216">validar datos</text:p>
                <text:list>
                  <text:list-item>
                    <text:p text:style-name="P216">datos invalidos</text:p>
                  </text:list-item>
                  <text:list-item>
                    <text:p text:style-name="P216">informar error</text:p>
                  </text:list-item>
                  <text:list-item>
                    <text:p text:style-name="P216">volver al formulario</text:p>
                  </text:list-item>
                </text:list>
              </text:list-item>
              <text:list-item>
                <text:p text:style-name="P214">recuperar listado de <text:span text:style-name="T42">préstamo</text:span> que coincida</text:p>
                <text:list>
                  <text:list-item>
                    <text:p text:style-name="P217">lista vacia</text:p>
                  </text:list-item>
                  <text:list-item>
                    <text:p text:style-name="P217">informar lista vacia</text:p>
                  </text:list-item>
                </text:list>
              </text:list-item>
              <text:list-item>
                <text:p text:style-name="P21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18">Información para los pasos:</text:p>
            <text:p text:style-name="P219">4. <text:span text:style-name="T43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0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20"/>
      <text:p text:style-name="P221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22">Sistema: sistema de prestamos</text:p>
          </table:table-cell>
          <table:table-cell table:style-name="Table23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23"/>
          </table:table-cell>
        </table:table-row>
        <table:table-row>
          <table:table-cell table:style-name="Table23.A1" table:number-columns-spanned="3" office:value-type="string">
            <text:p text:style-name="P222">Nombre caso de uso: <text:span text:style-name="T13">listar </text:span><text:span text:style-name="T42">préstamo</text:span><text:span text:style-name="T13"> por </text:span><text:span text:style-name="T44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22">Actor: usuario</text:p>
          </table:table-cell>
          <table:covered-table-cell/>
          <table:table-cell table:style-name="Table23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Descripción:</text:p>
            <text:p text:style-name="P222"><text:span text:style-name="T13">listar </text:span><text:span text:style-name="T42">préstamo</text:span><text:span text:style-name="T13"> por </text:span><text:span text:style-name="T44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22">Post-condiciones: </text:p>
            <text:p text:style-name="P222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22">Pasos realizados  (ruta principal):</text:p>
            <text:list text:style-name="L23">
              <text:list-item>
                <text:p text:style-name="P224">apartado <text:s/><text:span text:style-name="T42">préstamo</text:span></text:p>
              </text:list-item>
              <text:list-item>
                <text:p text:style-name="P224">presionar <text:span text:style-name="T5">listar</text:span> <text:span text:style-name="T42">préstamo</text:span> <text:span text:style-name="T13">por </text:span><text:span text:style-name="T44">fecha de préstamo</text:span></text:p>
              </text:list-item>
              <text:list-item>
                <text:p text:style-name="P225">mostrar formulario</text:p>
              </text:list-item>
              <text:list-item>
                <text:p text:style-name="P225">ingresar <text:span text:style-name="T44">fecha de préstamo</text:span></text:p>
              </text:list-item>
              <text:list-item>
                <text:p text:style-name="P226">confirmar formulario</text:p>
              </text:list-item>
              <text:list-item>
                <text:p text:style-name="P227"><text:span text:style-name="T45">recuperar listado de </text:span><text:span text:style-name="T46">préstamo</text:span><text:span text:style-name="T45"> que coincida</text:span></text:p>
                <text:list>
                  <text:list-item>
                    <text:p text:style-name="P228">lista vacia</text:p>
                  </text:list-item>
                  <text:list-item>
                    <text:p text:style-name="P228">informar lista vacia</text:p>
                  </text:list-item>
                </text:list>
              </text:list-item>
              <text:list-item>
                <text:p text:style-name="P22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29">Información para los pasos:</text:p>
            <text:p text:style-name="P230">4. <text:span text:style-name="T47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21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22">Sistema: sistema de prestamos</text:p>
          </table:table-cell>
          <table:table-cell table:style-name="Table24.A1" table:number-columns-spanned="4" office:value-type="string">
            <text:p text:style-name="P222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23"/>
          </table:table-cell>
        </table:table-row>
        <table:table-row>
          <table:table-cell table:style-name="Table24.A1" table:number-columns-spanned="3" office:value-type="string">
            <text:p text:style-name="P222">Nombre caso de uso: <text:span text:style-name="T13">listar </text:span><text:span text:style-name="T42">préstamo</text:span><text:span text:style-name="T13"> por </text:span><text:span text:style-name="T48">tasa de </text:span><text:span text:style-name="T44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22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22">Actor: usuario</text:p>
          </table:table-cell>
          <table:covered-table-cell/>
          <table:table-cell table:style-name="Table24.A1" table:number-columns-spanned="4" office:value-type="string">
            <text:p text:style-name="P2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Descripción:</text:p>
            <text:p text:style-name="P222"><text:span text:style-name="T13">listar </text:span><text:span text:style-name="T42">préstamo</text:span><text:span text:style-name="T13"> por </text:span><text:span text:style-name="T44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re-condiciones:</text:p>
            <text:p text:style-name="P222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22">Post-condiciones: </text:p>
            <text:p text:style-name="P222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22">Pasos realizados  (ruta principal):</text:p>
            <text:list text:style-name="L24">
              <text:list-item>
                <text:p text:style-name="P232">apartado <text:s/><text:span text:style-name="T42">préstamo</text:span></text:p>
              </text:list-item>
              <text:list-item>
                <text:p text:style-name="P232">presionar <text:span text:style-name="T5">listar</text:span> <text:span text:style-name="T42">préstamo</text:span> <text:span text:style-name="T13">por </text:span><text:span text:style-name="T44">interés</text:span></text:p>
              </text:list-item>
              <text:list-item>
                <text:p text:style-name="P233">mostrar formulario</text:p>
              </text:list-item>
              <text:list-item>
                <text:p text:style-name="P233">ingresar <text:span text:style-name="T44">interés</text:span></text:p>
              </text:list-item>
              <text:list-item>
                <text:p text:style-name="P234">confirmar formulario</text:p>
              </text:list-item>
              <text:list-item>
                <text:p text:style-name="P235">validar datos</text:p>
                <text:list>
                  <text:list-item>
                    <text:p text:style-name="P235">datos invalidos</text:p>
                  </text:list-item>
                  <text:list-item>
                    <text:p text:style-name="P235">informar error</text:p>
                  </text:list-item>
                  <text:list-item>
                    <text:p text:style-name="P235">volver al formulario</text:p>
                  </text:list-item>
                </text:list>
              </text:list-item>
              <text:list-item>
                <text:p text:style-name="P233">recuperar listado de <text:span text:style-name="T42">préstamo</text:span> que coincida</text:p>
                <text:list>
                  <text:list-item>
                    <text:p text:style-name="P236">lista vacia</text:p>
                  </text:list-item>
                  <text:list-item>
                    <text:p text:style-name="P236">informar lista vacia</text:p>
                  </text:list-item>
                </text:list>
              </text:list-item>
              <text:list-item>
                <text:p text:style-name="P23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29">Información para los pasos:</text:p>
            <text:p text:style-name="P230">4. <text:span text:style-name="T48">tasa de </text:span><text:span text:style-name="T47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1"/>
      <text:p text:style-name="P237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38">Sistema: sistema de prestamos</text:p>
          </table:table-cell>
          <table:table-cell table:style-name="Table25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39"/>
          </table:table-cell>
        </table:table-row>
        <table:table-row>
          <table:table-cell table:style-name="Table25.A1" table:number-columns-spanned="3" office:value-type="string">
            <text:p text:style-name="P238">Nombre caso de uso: <text:span text:style-name="T13">listar </text:span><text:span text:style-name="T42">préstamo</text:span><text:span text:style-name="T13"> por</text:span><text:span text:style-name="T49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38">Actor: usuario</text:p>
          </table:table-cell>
          <table:covered-table-cell/>
          <table:table-cell table:style-name="Table25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Descripción:</text:p>
            <text:p text:style-name="P238"><text:span text:style-name="T13">listar </text:span><text:span text:style-name="T42">préstamo</text:span><text:span text:style-name="T13"> por </text:span><text:span text:style-name="T49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38">Post-condiciones: </text:p>
            <text:p text:style-name="P238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38">Pasos realizados  (ruta principal):</text:p>
            <text:list text:style-name="L25">
              <text:list-item>
                <text:p text:style-name="P240">apartado <text:s/><text:span text:style-name="T42">préstamo</text:span></text:p>
              </text:list-item>
              <text:list-item>
                <text:p text:style-name="P240">presionar <text:span text:style-name="T5">listar</text:span> <text:span text:style-name="T42">préstamo</text:span> <text:span text:style-name="T13">por </text:span><text:span text:style-name="T49">cuotas totales</text:span></text:p>
              </text:list-item>
              <text:list-item>
                <text:p text:style-name="P241">mostrar formulario</text:p>
              </text:list-item>
              <text:list-item>
                <text:p text:style-name="P241">ingresar <text:span text:style-name="T49">cuotas totales</text:span></text:p>
              </text:list-item>
              <text:list-item>
                <text:p text:style-name="P242">confirmar formulario</text:p>
              </text:list-item>
              <text:list-item>
                <text:p text:style-name="P243">validar datos</text:p>
                <text:list>
                  <text:list-item>
                    <text:p text:style-name="P243">datos invalidos</text:p>
                  </text:list-item>
                  <text:list-item>
                    <text:p text:style-name="P243">informar error</text:p>
                  </text:list-item>
                  <text:list-item>
                    <text:p text:style-name="P243">volver al formulario</text:p>
                  </text:list-item>
                </text:list>
              </text:list-item>
              <text:list-item>
                <text:p text:style-name="P241">recuperar listado de <text:span text:style-name="T42">préstamo</text:span> que coincida</text:p>
                <text:list>
                  <text:list-item>
                    <text:p text:style-name="P244">lista vacia</text:p>
                  </text:list-item>
                  <text:list-item>
                    <text:p text:style-name="P244">informar lista vacia</text:p>
                  </text:list-item>
                </text:list>
              </text:list-item>
              <text:list-item>
                <text:p text:style-name="P24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45">Información para los pasos:</text:p>
            <text:p text:style-name="P246">4. <text:span text:style-name="T50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  <text:p text:style-name="P237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38">Sistema: sistema de prestamos</text:p>
          </table:table-cell>
          <table:table-cell table:style-name="Table27.A1" table:number-columns-spanned="4" office:value-type="string">
            <text:p text:style-name="P238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39"/>
          </table:table-cell>
        </table:table-row>
        <table:table-row>
          <table:table-cell table:style-name="Table27.A1" table:number-columns-spanned="3" office:value-type="string">
            <text:p text:style-name="P238">Nombre caso de uso: <text:span text:style-name="T13">listar </text:span><text:span text:style-name="T42">préstamo</text:span><text:span text:style-name="T13"> por</text:span><text:span text:style-name="T49"> cuotas </text:span><text:span text:style-name="T48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38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38">Actor: usuario</text:p>
          </table:table-cell>
          <table:covered-table-cell/>
          <table:table-cell table:style-name="Table27.A1" table:number-columns-spanned="4" office:value-type="string">
            <text:p text:style-name="P23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Descripción:</text:p>
            <text:p text:style-name="P238"><text:span text:style-name="T13">listar </text:span><text:span text:style-name="T42">préstamo</text:span><text:span text:style-name="T13"> por </text:span><text:span text:style-name="T49">cuotas falt</text:span><text:span text:style-name="T7">a</text:span><text:span text:style-name="T49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re-condiciones:</text:p>
            <text:p text:style-name="P238">estar logueado como usuario</text:p>
            <text:p text:style-name="P18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38">Post-condiciones: </text:p>
            <text:p text:style-name="P238">se <text:span text:style-name="T9">muestra lista de </text:span><text:span text:style-name="T42">préstamo</text:span><text:span text:style-name="T9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38">Pasos realizados  (ruta principal):</text:p>
            <text:list text:style-name="L26">
              <text:list-item>
                <text:p text:style-name="P248">apartado <text:s/><text:span text:style-name="T42">préstamo</text:span></text:p>
              </text:list-item>
              <text:list-item>
                <text:p text:style-name="P248">presionar <text:span text:style-name="T5">listar</text:span> <text:span text:style-name="T42">préstamo</text:span> <text:span text:style-name="T13">por </text:span><text:span text:style-name="T49">cuotas faltantes</text:span></text:p>
              </text:list-item>
              <text:list-item>
                <text:p text:style-name="P249">mostrar formulario</text:p>
              </text:list-item>
              <text:list-item>
                <text:p text:style-name="P249">ingresar <text:span text:style-name="T49">cuotas faltantes</text:span></text:p>
              </text:list-item>
              <text:list-item>
                <text:p text:style-name="P250">confirmar formulario</text:p>
              </text:list-item>
              <text:list-item>
                <text:p text:style-name="P251">validar datos</text:p>
                <text:list>
                  <text:list-item>
                    <text:p text:style-name="P251">datos invalidos</text:p>
                  </text:list-item>
                  <text:list-item>
                    <text:p text:style-name="P251">informar error</text:p>
                  </text:list-item>
                  <text:list-item>
                    <text:p text:style-name="P251">volver al formulario</text:p>
                  </text:list-item>
                </text:list>
              </text:list-item>
              <text:list-item>
                <text:p text:style-name="P249">recuperar listado de <text:span text:style-name="T42">préstamo</text:span> que coincida</text:p>
                <text:list>
                  <text:list-item>
                    <text:p text:style-name="P252">lista vacia</text:p>
                  </text:list-item>
                  <text:list-item>
                    <text:p text:style-name="P252">informar lista vacia</text:p>
                  </text:list-item>
                </text:list>
              </text:list-item>
              <text:list-item>
                <text:p text:style-name="P24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45">Información para los pasos:</text:p>
            <text:p text:style-name="P246">4. <text:span text:style-name="T50">cuotas </text:span><text:span text:style-name="T51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3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6T15:30:42.386311180</dc:date>
    <meta:editing-duration>PT2H30M19S</meta:editing-duration>
    <meta:editing-cycles>44</meta:editing-cycles>
    <meta:generator>LibreOffice/25.2.3.2$Linux_X86_64 LibreOffice_project/520$Build-2</meta:generator>
    <meta:document-statistic meta:table-count="26" meta:image-count="0" meta:object-count="0" meta:page-count="26" meta:paragraph-count="778" meta:word-count="2798" meta:character-count="19282" meta:non-whitespace-character-count="16782"/>
  </office:meta>
</office:document-meta>
</file>